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>
          <draw:text-box>
            <text:list text:style-name="L2">
              <text:list-header>
                <text:p text:style-name="P1">Guanuco, Luis Alberto</text:p>
                <text:p text:style-name="P1">Sansó, Marco</text:p>
                <text:p text:style-name="P1">Vassia, Luis Gonzalo</text:p>
              </text:list-header>
            </text:list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3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layer="layout" svg:width="23.911cm" svg:height="13.861cm" svg:x="2.058cm" svg:y="5.838cm" presentation:class="subtitle" presentation:placeholder="true">
          <draw:text-box/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4</meta:editing-cycles>
    <meta:editing-duration>PT03H47M22S</meta:editing-duration>
    <dc:date>2009-10-25T23:15:53</dc:date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